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d329" officeooo:paragraph-rsid="001bd329"/>
    </style:style>
    <style:style style:name="P2" style:family="paragraph" style:parent-style-name="Standard">
      <style:paragraph-properties fo:break-before="page"/>
      <style:text-properties officeooo:rsid="001bd329" officeooo:paragraph-rsid="001bd329"/>
    </style:style>
    <style:style style:name="P3" style:family="paragraph" style:parent-style-name="Text_20_body">
      <style:text-properties officeooo:rsid="001bd329"/>
    </style:style>
    <style:style style:name="P4" style:family="paragraph" style:parent-style-name="Standard">
      <style:text-properties officeooo:paragraph-rsid="001bd329"/>
    </style:style>
    <style:style style:name="P5" style:family="paragraph" style:parent-style-name="Standard">
      <style:text-properties fo:font-size="60pt" style:text-underline-style="solid" style:text-underline-width="auto" style:text-underline-color="font-color" officeooo:rsid="001bd329" officeooo:paragraph-rsid="001bd329" style:font-size-asian="60pt" style:font-size-complex="60pt"/>
    </style:style>
    <style:style style:name="P6" style:family="paragraph" style:parent-style-name="Standard">
      <style:text-properties fo:font-size="12pt" style:text-underline-style="none" officeooo:rsid="001bd329" officeooo:paragraph-rsid="001bd329" style:font-size-asian="12pt" style:font-size-complex="12pt"/>
    </style:style>
    <style:style style:name="P7" style:family="paragraph" style:parent-style-name="Text_20_body">
      <style:text-properties officeooo:rsid="002a526d" officeooo:paragraph-rsid="002a526d"/>
    </style:style>
    <style:style style:name="P8" style:family="paragraph" style:parent-style-name="Text_20_body">
      <style:text-properties officeooo:rsid="002b1bb6" officeooo:paragraph-rsid="002b1bb6"/>
    </style:style>
    <style:style style:name="P9" style:family="paragraph" style:parent-style-name="Contents_20_1">
      <style:paragraph-properties fo:margin-top="0.101cm" fo:margin-bottom="0.101cm" style:contextual-spacing="false">
        <style:tab-stops>
          <style:tab-stop style:position="16.796cm" style:type="right" style:leader-style="dotted" style:leader-text="."/>
        </style:tab-stops>
      </style:paragraph-properties>
    </style:style>
    <style:style style:name="P10" style:family="paragraph" style:parent-style-name="Heading_20_1">
      <style:text-properties officeooo:paragraph-rsid="002c0c0d"/>
    </style:style>
    <style:style style:name="P11" style:family="paragraph" style:parent-style-name="Standard" style:master-page-name="First_20_Page">
      <style:paragraph-properties style:page-number="auto"/>
      <style:text-properties officeooo:rsid="001bd329" officeooo:paragraph-rsid="001bd329"/>
    </style:style>
    <style:style style:name="P12" style:family="paragraph" style:parent-style-name="Standard">
      <style:text-properties officeooo:rsid="001bd329" officeooo:paragraph-rsid="001bd329"/>
    </style:style>
    <style:style style:name="P13" style:family="paragraph" style:parent-style-name="Text_20_body">
      <style:text-properties officeooo:rsid="002c0c0d" officeooo:paragraph-rsid="002c0c0d"/>
    </style:style>
    <style:style style:name="P14" style:family="paragraph">
      <style:text-properties style:font-name="Liberation Sans" fo:font-size="1pt" style:font-name-asian="Liberation Sans2" style:font-name-complex="Liberation Sans2"/>
    </style:style>
    <style:style style:name="P15"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2021e3"/>
    </style:style>
    <style:style style:name="T2" style:family="text">
      <style:text-properties officeooo:rsid="001bd329"/>
    </style:style>
    <style:style style:name="T3" style:family="text">
      <style:text-properties officeooo:rsid="0028af16"/>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c0c0c0" draw:opacity="50%" draw:auto-grow-height="false" draw:auto-grow-width="false" fo:min-height="8.58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9.086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5.754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9.59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5"><text:file-name text:display="name">nube_fallo</text:file-name></text:p>
      <text:p text:style-name="P6">Marcos Miquel Lisarde</text:p>
      <text:p text:style-name="P2"/>
      <text:p text:style-name="P1"/>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9"><text:a xlink:type="simple" xlink:href="#__RefHeading___Toc240_1668480066" text:style-name="Index_20_Link" text:visited-style-name="Index_20_Link">¿Qué podría hacer AWS para evitar un fallo como este en el futuro?<text:tab/>3</text:a></text:p>
          <text:p text:style-name="P9"><text:a xlink:type="simple" xlink:href="#__RefHeading___Toc242_1668480066" text:style-name="Index_20_Link" text:visited-style-name="Index_20_Link">¿Cómo puede afectar a AWS en su posición dominante en el mercado?<text:tab/>3</text:a></text:p>
          <text:p text:style-name="P9"><text:a xlink:type="simple" xlink:href="#__RefHeading___Toc244_1668480066" text:style-name="Index_20_Link" text:visited-style-name="Index_20_Link">¿Cómo puede afectar a la credibilidad de los proveedores de computación en la nube en general?<text:tab/>3</text:a></text:p>
          <text:p text:style-name="P9"><text:a xlink:type="simple" xlink:href="#__RefHeading___Toc246_1668480066" text:style-name="Index_20_Link" text:visited-style-name="Index_20_Link">¿Que deberían hacer las empresas afectadas para evitar afecciones similares en el futuro?<text:tab/>4</text:a></text:p>
          <text:p text:style-name="P9"><text:a xlink:type="simple" xlink:href="#__RefHeading___Toc248_1668480066" text:style-name="Index_20_Link" text:visited-style-name="Index_20_Link">En caso de reclamaciones por la vía judicial, ¿de qué crees que depende el éxito de cada reclamación?<text:tab/>4</text:a></text:p>
          <text:p text:style-name="P9"><text:a xlink:type="simple" xlink:href="#__RefHeading___Toc250_1668480066" text:style-name="Index_20_Link" text:visited-style-name="Index_20_Link">Investiga qué proveedores de cloud fallaron en los antecedentes anteriores.<text:tab/>4</text:a></text:p>
        </text:index-body>
      </text:table-of-content>
      <text:p text:style-name="P1"/>
      <text:p text:style-name="P2"/>
      <text:h text:style-name="Heading_20_1" text:outline-level="1"><text:bookmark-start text:name="__RefHeading___Toc240_1668480066"/>¿Qué podría hacer AWS para evitar un fallo como este en el futuro?<text:bookmark-end text:name="__RefHeading___Toc240_1668480066"/></text:h>
      <text:p text:style-name="P1"/>
      <text:p text:style-name="P7">Dado que el fallo ocurrió por un fallo de unos scripts de automatización, la forma de evitar un fallo como este sería simplemente revisar y corregir el fallo de estos scripts. Más allá de esto, dado que el fallo fue sin intervención humana, una medida preventiva inteligente sería revisar el resto de scripts automáticos para asegurarse de que un fallo como el anterior no esté replicado en más sitios.</text:p>
      <text:p text:style-name="P1"/>
      <text:h text:style-name="Heading_20_1" text:outline-level="1"><text:bookmark-start text:name="__RefHeading___Toc242_1668480066"/>¿Cómo puede afectar a AWS en su posición dominante en el mercado?<text:bookmark-end text:name="__RefHeading___Toc242_1668480066"/></text:h>
      <text:p text:style-name="P8">Como posible efecto sería una perdida de clientes que dejen de fiarse de sus servicios y se pasen a otros hostings. Incluso aunque no dejen AWS, es probable que contraten otros hostings como opción secundaria de seguridad, lo cuál también perjudicaría a AWS. Personalmente creo que no van a sufrir unas consecuencias realmente notables, ya que todo sistema informático está condenado a caer de vez en cuando.</text:p>
      <text:p text:style-name="P1"/>
      <text:h text:style-name="Heading_20_1" text:outline-level="1"><text:bookmark-start text:name="__RefHeading___Toc244_1668480066"/>¿Cómo puede afectar a la credibilidad de los proveedores de computación en la nube en general?<text:bookmark-end text:name="__RefHeading___Toc244_1668480066"/></text:h>
      <text:p text:style-name="P8">Para el público informático la opinión general dudo que cambie. Ahora, con los usuarios finales de los servicios que probablemente sea la primera vez que escuchan el concepto de computación en la nube, la cosa cambia. Una persona sin mucha idea de informática estará inclinado a pensar que los servicios en la nube no son confiables. Sin embargo la opinión de estos usuarios no debería realmente de importarle a las empresas, ya que no son el cliente objetivo, si no el usuario. </text:p>
      <text:p text:style-name="Text_20_body"/>
      <text:p text:style-name="Text_20_body"/>
      <text:p text:style-name="P3"><text:soft-page-break/></text:p>
      <text:h text:style-name="Heading_20_1" text:outline-level="1"><text:bookmark-start text:name="__RefHeading___Toc246_1668480066"/>¿Que deberían hacer las empresas afectadas para evitar afecciones similares en el futuro?<text:bookmark-end text:name="__RefHeading___Toc246_1668480066"/></text:h>
      <text:p text:style-name="P8">Cambiar de hosting completamente seguramente sería una medida demasiado drástica, pero contratar otro como medida alternativa de seguridad no. Tener una segunda opción les daría la oportunidad de tener una capa más de seguridad frente a estos casos.</text:p>
      <text:p text:style-name="Text_20_body"/>
      <text:h text:style-name="P10" text:outline-level="1"><text:bookmark-start text:name="__RefHeading___Toc248_1668480066"/>En caso de reclamaciones por la vía judicial, ¿de qué crees que depende el éxito de cada reclamación?<text:bookmark-end text:name="__RefHeading___Toc248_1668480066"/></text:h>
      <text:p text:style-name="P13">Si una empresa quisiera reclamar creo que como mínimo deberían haber sufrido daños económicos considerables en sus negocios. Podríamos argumentar que una mala imagen para la empresa por no estar disponible también se debería poder reclamar, pero dado que amazon anunció públicamente que la caída fue su culpa no creo que realmente sea procedente.</text:p>
      <text:p text:style-name="P1"/>
      <text:p text:style-name="P1"/>
      <text:h text:style-name="Heading_20_1" text:outline-level="1"><text:bookmark-start text:name="__RefHeading___Toc250_1668480066"/>Investiga qué proveedores de cloud fallaron en los antecedentes anteriores.<text:bookmark-end text:name="__RefHeading___Toc250_1668480066"/></text:h>
      <text:p text:style-name="P13">Google cloud en junio de 2025, que afectó a aplicaciones como Spotify o Discord. Google anunció que se debió a un fallo interno en su sistema, aunque no se especificá más</text:p>
      <text:p text:style-name="P13"><text:a xlink:type="simple" xlink:href="https://apnews.com/article/internet-outage-google-cloud-18ad53dca0385a83ca5a4e219bcb3a9d" text:style-name="Internet_20_link" text:visited-style-name="Visited_20_Internet_20_Link">https://apnews.com/article/internet-outage-google-cloud-18ad53dca0385a83ca5a4e219bcb3a9d</text:a></text:p>
      <text:p text:style-name="P13"/>
      <text:p text:style-name="P13">Microsoft Azure en Enero de 2023, que interrumpió la mayoría de servicios de Microsoft como Teams o Outlook. Se dice que fue por un fallo en el hardware de la red interna de Microsoft.</text:p>
      <text:p text:style-name="P13"><text:a xlink:type="simple" xlink:href="https://azure.status.microsoft/en-us/status/history/" text:style-name="Internet_20_link" text:visited-style-name="Visited_20_Internet_20_Link">https://azure.status.microsoft/en-us/status/history/</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cm" fo:margin-bottom="0.247cm" style:contextual-spacing="false" fo:line-height="115%" fo:text-indent="0cm" style:auto-text-indent="false"/>
      <style:text-properties fo:font-size="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499cm" fo:margin-right="0.499cm" fo:margin-top="0.423cm" fo:margin-bottom="0.212cm" style:contextual-spacing="false" fo:text-indent="0cm" style:auto-text-indent="false" style:page-number="auto"/>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T1" style:family="text">
      <style:text-properties officeooo:rsid="002021e3"/>
    </style:style>
    <style:style style:name="MT2" style:family="text">
      <style:text-properties officeooo:rsid="001bd329"/>
    </style:style>
    <style:style style:name="Mgr1" style:family="graphic">
      <style:graphic-properties draw:stroke="none" draw:fill="solid" draw:fill-color="#c0c0c0" draw:opacity="50%" draw:auto-grow-height="false" draw:auto-grow-width="false" fo:min-height="8.58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9.59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5.754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9.086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20" style:layout-grid-base-height="0.706cm" style:layout-grid-ruby-height="0.353cm" style:layout-grid-mode="none" style:layout-grid-ruby-below="false" style:layout-grid-print="false" style:layout-grid-display="fals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nube_fallo</text:file-name><draw:custom-shape text:anchor-type="char" draw:z-index="1" draw:name="PowerPlusWaterMarkObject 1" draw:style-name="Mgr1" draw:text-style-name="MP2" svg:width="16.999cm" svg:height="8.579cm" draw:transform="rotate (0.785398163397448) translate (-0.645583333333333cm 14.9738333333333cm)"><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eader"><text:tab/><text:file-name text:display="name">nube_fallo</text:file-name><draw:custom-shape text:anchor-type="char" draw:z-index="2" draw:name="PowerPlusWaterMarkObject 2" draw:style-name="Mgr1" draw:text-style-name="MP2" svg:width="16.999cm" svg:height="8.579cm" draw:transform="rotate (0.785398163397448) translate (-0.645583333333333cm 14.9738333333333cm)"><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Footer"><text:tab/><text:span text:style-name="MT1">Pag. </text:span><text:page-number text:select-page="current">4</text:page-number></text:p>
      </style:footer>
      <style:footer-first>
        <text:p text:style-name="Footer"><text:tab/><text:span text:style-name="MT2">Pag. </text:span><text:span text:style-name="MT2"><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3" draw:name="PowerPlusWaterMarkObject" draw:style-name="Mgr2" draw:text-style-name="MP2" svg:width="19cm" svg:height="9.589cm" draw:transform="rotate (0.785398163397448) translate (-0.719666666666667cm 16.8135694444444cm)"><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4" draw:name="PowerPlusWaterMarkObject" draw:style-name="Mgr1" draw:text-style-name="MP2" svg:width="16.999cm" svg:height="8.579cm" draw:transform="rotate (0.785398163397448)"><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5" draw:name="PowerPlusWaterMarkObject" draw:style-name="Mgr1" draw:text-style-name="MP2" svg:width="16.999cm" svg:height="8.579cm" draw:transform="rotate (0.785398163397448)"><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6" draw:name="PowerPlusWaterMarkObject" draw:style-name="Mgr1" draw:text-style-name="MP2" svg:width="16.999cm" svg:height="8.579cm" draw:transform="rotate (0.785398163397448)"><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7" draw:name="PowerPlusWaterMarkObject" draw:style-name="Mgr3" draw:text-style-name="MP2" svg:width="11.399cm" svg:height="5.753cm" draw:transform="skewX (5.67936211024091E-017) rotate (0.785398163397448)"><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8" draw:name="PowerPlusWaterMarkObject" draw:style-name="Mgr4" draw:text-style-name="MP2" svg:width="17.999cm" svg:height="9.085cm" draw:transform="rotate (0.785398163397448)"><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9" draw:name="PowerPlusWaterMarkObject" draw:style-name="Mgr1" draw:text-style-name="MP2" svg:width="16.999cm" svg:height="8.579cm" draw:transform="rotate (0.785398163397448)"><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10" draw:name="PowerPlusWaterMarkObject" draw:style-name="Mgr1" draw:text-style-name="MP2" svg:width="16.999cm" svg:height="8.579cm" draw:transform="rotate (0.785398163397448)"><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1" draw:name="PowerPlusWaterMarkObject" draw:style-name="Mgr1" draw:text-style-name="MP2" svg:width="16.999cm" svg:height="8.579cm" draw:transform="rotate (0.785398163397448)"><text:p text:style-name="MP1">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5-10-29T08:22:30.606000958</dc:date>
    <meta:editing-duration>PT1H6M26S</meta:editing-duration>
    <meta:editing-cycles>10</meta:editing-cycles>
    <meta:generator>LibreOffice/7.5.6.2$Linux_X86_64 LibreOffice_project/50$Build-2</meta:generator>
    <meta:document-statistic meta:table-count="0" meta:image-count="0" meta:object-count="0" meta:page-count="4" meta:paragraph-count="28" meta:word-count="558" meta:character-count="3443" meta:non-whitespace-character-count="2908"/>
  </office:meta>
</office:document-meta>
</file>